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ϱ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sup>
              <mtext>d</mtext>
              <mn>3</mn>
            </msup>
            <mi>r</mi>
            <mrow>
              <mi/>
              <mo stretchy="false">=</mo>
              <mi/>
            </mrow>
            <mtext>Masse im Volumenelement</mtext>
          </mrow>
        </mtd>
      </mtr>
      <mtr>
        <mtd>
          <mrow>
            <mi/>
            <msup>
              <mtext>d</mtext>
              <mn>3</mn>
            </msup>
            <mi>r</mi>
            <mrow>
              <mi/>
              <mo stretchy="false">=</mo>
              <mi/>
            </mrow>
            <mtext>d</mtext>
            <mi>x</mi>
            <mtext> d</mtext>
            <mi>y</mi>
            <mtext> d</mtext>
            <mi>z</mi>
            <mtext> um </mtext>
            <mstyle mathvariant="bold">
              <mrow>
                <mi>r</mi>
              </mrow>
            </mstyle>
            <mrow>
              <mi/>
              <mo stretchy="false">=</mo>
              <mi/>
            </mrow>
            <mrow>
              <mo stretchy="false">(</mo>
              <mrow>
                <mi>x</mi>
                <mi>,</mi>
                <mi>y</mi>
                <mi>,</mi>
                <mi>z</mi>
              </mrow>
              <mo stretchy="false">)</mo>
            </mrow>
          </mrow>
        </mtd>
      </mtr>
    </mtable>
    <annotation encoding="StarMath 5.0">%ivarrho (bold r) "d"^3 r `=` "Masse im Volumenelement" newline
~~~~~~ "d"^3 r `=` "d"x" d"y" d"z" um " bold r `=` (x,y,z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2:40:31.884000000</meta:creation-date>
    <meta:generator>LibreOffice/4.1.4.2$Windows_x86 LibreOffice_project/0a0440ccc0227ad9829de5f46be37cfb6edcf72</meta:generator>
  </office:meta>
</office:document-meta>
</file>